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7d2f1" officeooo:paragraph-rsid="0017d2f1"/>
    </style:style>
    <style:style style:name="P2" style:family="paragraph" style:parent-style-name="Text_20_body">
      <style:paragraph-properties fo:text-align="end" style:justify-single-word="false"/>
      <style:text-properties officeooo:rsid="0017d2f1" officeooo:paragraph-rsid="0017d2f1"/>
    </style:style>
    <style:style style:name="P3" style:family="paragraph" style:parent-style-name="Title">
      <style:text-properties officeooo:rsid="0017d2f1" officeooo:paragraph-rsid="0017d2f1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paragraph-rsid="0017e1ec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5e8c6f" officeooo:paragraph-rsid="005e8c6f"/>
    </style:style>
    <style:style style:name="P6" style:family="paragraph" style:parent-style-name="Text_20_body">
      <style:paragraph-properties fo:text-align="justify" style:justify-single-word="false"/>
      <style:text-properties style:font-name="FreeSerif" officeooo:rsid="005fa3ae" officeooo:paragraph-rsid="005fa3ae"/>
    </style:style>
    <style:style style:name="P7" style:family="paragraph" style:parent-style-name="Text_20_body">
      <style:paragraph-properties fo:text-align="justify" style:justify-single-word="false"/>
      <style:text-properties style:font-name="FreeSerif" fo:font-weight="normal" officeooo:rsid="00622683" officeooo:paragraph-rsid="00622683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FreeSerif" fo:font-weight="normal" officeooo:rsid="0063463d" officeooo:paragraph-rsid="006346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fa3ae" style:font-weight-asian="normal" style:font-weight-complex="normal"/>
    </style:style>
    <style:style style:name="T3" style:family="text">
      <style:text-properties fo:font-weight="normal" officeooo:rsid="00610db9" style:font-weight-asian="normal" style:font-weight-complex="normal"/>
    </style:style>
    <style:style style:name="T4" style:family="text">
      <style:text-properties officeooo:rsid="0017e1ec"/>
    </style:style>
    <style:style style:name="T5" style:family="text">
      <style:text-properties officeooo:rsid="005e57e3"/>
    </style:style>
    <style:style style:name="T6" style:family="text">
      <style:text-properties officeooo:rsid="005e8c6f"/>
    </style:style>
    <style:style style:name="T7" style:family="text">
      <style:text-properties officeooo:rsid="00631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tfólio – Redes de Computadores</text:p>
      <text:p text:style-name="P1">Gabriel Gian, <text:span text:style-name="T5">4</text:span>° período</text:p>
      <text:p text:style-name="P2"/>
      <text:h text:style-name="Heading_20_1" text:outline-level="1">Lista</text:h>
      <text:p text:style-name="Text_20_body"/>
      <text:p text:style-name="P4"><text:span text:style-name="T4">1) </text:span><text:span text:style-name="T6">Um desenvolvedor pode optar pelo protocolo UDP a despeito do TCP por questões de facilidade de implementação e aumento na velocidade de transferência devido à não-orientação a conexões. Isto obviamente tem seu peso em questões de segurança e entrega de dados, mas um desenvolvedor que escolhe tal protocolo é ciente das desvantagens e, se escolhe implementar mesmo assim, é devido à possibilidade, daquele caso de uso específico, de sacrificar tais elementos.</text:span></text:p>
      <text:p text:style-name="P5">2) <text:span text:style-name="T2">A facilidade de implementação do UDP é uma grande facilitadora, e em casos como o tráfego de voz ou vídeo, que são permissivos com a perda de pacotes (o que é uma leve falha na voz ou um quadro perdido em um vídeo, no final das contas?), é mais sábio implementar um protocolo com menos garantias e mais velocidade como o UDP.</text:span></text:p>
      <text:p text:style-name="P6"><text:span text:style-name="T1">3) </text:span><text:span text:style-name="T3">Sim. O UDP é dotado de um sistema de checksums, que fornece um valor a ser somado, do lado do cliente, e, ao efetuar a soma binária do lado do servidor, e enviar o resultado novamente ao cliente, é possível determinar se ocorreram erros de corrompimento de dados ou mesmo de perda e reenviar o pacote.</text:span></text:p>
      <text:p text:style-name="P7">4) <text:span text:style-name="T7">Não. A porta 80 recebe requisições TCP e, após estabelecer uma conexão com o cliente, direciona a conexão para uma outra porta criada pelo SO. Desse modo, os computadores A e B estão conectados de portas diferentes.</text:span></text:p>
      <text:p text:style-name="P8">5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9:04:01.412402203</meta:creation-date>
    <dc:date>2020-11-05T20:20:18.194560878</dc:date>
    <meta:editing-duration>PT2H12M22S</meta:editing-duration>
    <meta:editing-cycles>47</meta:editing-cycles>
    <meta:generator>LibreOffice/7.0.3.1$Linux_X86_64 LibreOffice_project/00$Build-1</meta:generator>
    <meta:document-statistic meta:table-count="0" meta:image-count="0" meta:object-count="0" meta:page-count="1" meta:paragraph-count="8" meta:word-count="240" meta:character-count="1377" meta:non-whitespace-character-count="1143"/>
  </office:meta>
</office:document-meta>
</file>